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fo:font-size="14pt" style:text-underline-style="solid" style:text-underline-width="auto" style:text-underline-color="font-color" fo:font-weight="bold" officeooo:rsid="0002904c" officeooo:paragraph-rsid="0002904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style:writing-mode="page"/>
      <style:text-properties fo:font-size="14pt" fo:font-style="normal" style:text-underline-style="solid" style:text-underline-width="auto" style:text-underline-color="font-color" fo:font-weight="bold" officeooo:rsid="00051f6c" officeooo:paragraph-rsid="00051f6c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line-height="150%" style:writing-mode="page"/>
      <style:text-properties fo:font-size="12pt" fo:font-style="normal" fo:font-weight="normal" officeooo:rsid="0002904c" officeooo:paragraph-rsid="0002904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50%" style:writing-mode="page"/>
      <style:text-properties fo:font-size="12pt" fo:font-style="normal" style:text-underline-style="none" fo:font-weight="normal" officeooo:rsid="00042d03" officeooo:paragraph-rsid="00042d0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style:writing-mode="page"/>
      <style:text-properties fo:font-size="12pt" fo:font-style="normal" style:text-underline-style="none" fo:font-weight="normal" officeooo:rsid="00051f6c" officeooo:paragraph-rsid="00051f6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bold" officeooo:rsid="000bb7a5" officeooo:paragraph-rsid="000bb7a5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bold" officeooo:rsid="00042d03" officeooo:paragraph-rsid="00042d03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bold" officeooo:rsid="0002904c" officeooo:paragraph-rsid="0002904c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0c1f6b" officeooo:paragraph-rsid="000c1f6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0bb7a5" officeooo:paragraph-rsid="000bb7a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096acf" officeooo:paragraph-rsid="00096ac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067a37" officeooo:paragraph-rsid="00067a3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0b2eb8" officeooo:paragraph-rsid="000b2eb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1337ff" officeooo:paragraph-rsid="001337f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15c47f" officeooo:paragraph-rsid="0015c47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1abba1" officeooo:paragraph-rsid="001abba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style:writing-mode="page"/>
      <style:text-properties fo:font-size="12pt" fo:font-weight="bold" officeooo:rsid="0002904c" officeooo:paragraph-rsid="0002904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150%" style:writing-mode="page"/>
      <style:text-properties fo:font-size="12pt" fo:font-style="italic" style:text-underline-style="solid" style:text-underline-width="auto" style:text-underline-color="font-color" fo:font-weight="bold" officeooo:rsid="001337ff" officeooo:paragraph-rsid="001337ff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line-height="150%" style:writing-mode="page"/>
      <style:text-properties fo:font-size="12pt" fo:font-style="italic" style:text-underline-style="solid" style:text-underline-width="auto" style:text-underline-color="font-color" fo:font-weight="bold" officeooo:rsid="0014015c" officeooo:paragraph-rsid="0014015c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line-height="150%" style:writing-mode="page"/>
      <style:text-properties fo:font-size="12pt" fo:font-style="italic" style:text-underline-style="solid" style:text-underline-width="auto" style:text-underline-color="font-color" fo:font-weight="bold" officeooo:rsid="0015757e" officeooo:paragraph-rsid="0015757e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line-height="150%" style:writing-mode="page"/>
      <style:text-properties fo:font-size="12pt" fo:font-style="italic" style:text-underline-style="solid" style:text-underline-width="auto" style:text-underline-color="font-color" fo:font-weight="bold" officeooo:rsid="001337ff" officeooo:paragraph-rsid="001337ff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 style:list-style-name="L1">
      <style:paragraph-properties fo:line-height="150%" style:writing-mode="page"/>
      <style:text-properties fo:font-size="14pt" style:text-underline-style="none" fo:font-weight="bold" officeooo:rsid="00042d03" officeooo:paragraph-rsid="00042d03" style:font-size-asian="12.25pt" style:font-weight-asian="bold" style:font-size-complex="14pt" style:font-weight-complex="bold"/>
    </style:style>
    <style:style style:name="P23" style:family="paragraph" style:parent-style-name="Standard" style:list-style-name="L1">
      <style:paragraph-properties fo:line-height="150%" style:writing-mode="page"/>
      <style:text-properties fo:font-size="14pt" style:text-underline-style="none" fo:font-weight="bold" officeooo:rsid="0002904c" officeooo:paragraph-rsid="0002904c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line-height="150%" style:writing-mode="page"/>
      <style:text-properties fo:font-size="14pt" fo:font-style="normal" style:text-underline-style="solid" style:text-underline-width="auto" style:text-underline-color="font-color" fo:font-weight="bold" officeooo:rsid="0002904c" officeooo:paragraph-rsid="0002904c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1">
      <style:paragraph-properties fo:line-height="150%" style:writing-mode="page"/>
      <style:text-properties officeooo:paragraph-rsid="0002904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d559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4d559" style:font-style-asian="normal" style:font-weight-asian="normal" style:font-style-complex="normal" style:font-weight-complex="normal"/>
    </style:style>
    <style:style style:name="T6" style:family="text">
      <style:text-properties fo:font-size="12pt" fo:font-style="normal" style:font-size-asian="10.5pt" style:font-style-asian="normal" style:font-size-complex="12pt" style:font-style-complex="normal"/>
    </style:style>
    <style:style style:name="T7" style:family="text">
      <style:text-properties fo:font-size="12pt" fo:font-style="normal" officeooo:rsid="0004cf73" style:font-size-asian="10.5pt" style:font-style-asian="normal" style:font-size-complex="12pt" style:font-style-complex="normal"/>
    </style:style>
    <style:style style:name="T8" style:family="text">
      <style:text-properties fo:font-size="12pt" fo:font-style="normal" officeooo:rsid="00057ad1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10d36e" style:font-size-asian="10.5pt" style:font-style-asian="normal" style:font-size-complex="12pt" style:font-style-complex="normal"/>
    </style:style>
    <style:style style:name="T10" style:family="text">
      <style:text-properties fo:font-size="12pt" fo:font-style="normal" style:text-underline-style="none" fo:font-weight="bold" officeooo:rsid="0002904c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style:text-underline-style="none" fo:font-weight="bold" officeooo:rsid="00057ad1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officeooo:rsid="000d934a"/>
    </style:style>
    <style:style style:name="T13" style:family="text">
      <style:text-properties officeooo:rsid="000de1b6"/>
    </style:style>
    <style:style style:name="T14" style:family="text">
      <style:text-properties officeooo:rsid="000e0a1a"/>
    </style:style>
    <style:style style:name="T15" style:family="text">
      <style:text-properties officeooo:rsid="000febae"/>
    </style:style>
    <style:style style:name="T16" style:family="text">
      <style:text-properties officeooo:rsid="0012b61c"/>
    </style:style>
    <style:style style:name="T17" style:family="text">
      <style:text-properties officeooo:rsid="001748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–<text:span text:style-name="T16"> Jessica Gay</text:span></text:p>
      <text:p text:style-name="P17"><text:span text:style-name="T2">The s</text:span><text:span text:style-name="T1">ystem developed is an </text:span><text:span text:style-name="T3">Event Reservation System</text:span><text:span text:style-name="T4">. </text:span><text:span text:style-name="T5">The design is that of a kiosk system which may be connected to either a local or remote database.</text:span><text:span text:style-name="T4"> There are two users: </text:span><text:span text:style-name="T3">Administrator</text:span><text:span text:style-name="T4"> and </text:span><text:span text:style-name="T3">Guest</text:span><text:span text:style-name="T4">. </text:span><text:span text:style-name="T3">Guest</text:span><text:span text:style-name="T4"> is the assumed role, and makes reservations and contacts the administrator. </text:span><text:span text:style-name="T3">Administrator</text:span><text:span text:style-name="T4"> is the role assumed upon supplying credentials, and manages reservables and reservations.</text:span></text:p>
      <text:p text:style-name="P3"/>
      <text:p text:style-name="P24">BODY</text:p>
      <text:p text:style-name="P21">NEXT SLIDE</text:p>
      <text:list xml:id="list2571301358" text:style-name="L1">
        <text:list-item>
          <text:p text:style-name="P6">System –<text:span text:style-name="T12"> Timothy Burns</text:span></text:p>
          <text:list>
            <text:list-item>
              <text:p text:style-name="P9">Context Diagram</text:p>
              <text:list>
                <text:list-item>
                  <text:p text:style-name="P14">2 principal users seen: Admin &amp; Guest</text:p>
                </text:list-item>
              </text:list>
            </text:list-item>
          </text:list>
        </text:list-item>
      </text:list>
      <text:p text:style-name="P18">NEXT SLIDE</text:p>
      <text:list xml:id="list21122672706724" text:continue-numbering="true" text:style-name="L1">
        <text:list-item>
          <text:list>
            <text:list-item>
              <text:p text:style-name="P9">Diagram 0</text:p>
              <text:list>
                <text:list-item>
                  <text:p text:style-name="P14">All principal functions of system</text:p>
                </text:list-item>
                <text:list-item>
                  <text:p text:style-name="P16">Primary functions are making reservation, managing reservables &amp; reservations</text:p>
                </text:list-item>
                <text:list-item>
                  <text:p text:style-name="P9">Explosions</text:p>
                </text:list-item>
              </text:list>
            </text:list-item>
          </text:list>
        </text:list-item>
      </text:list>
      <text:p text:style-name="P19">NEXT SLIDE</text:p>
      <text:list xml:id="list2112223696439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4">Make Reservation</text:p>
                    </text:list-item>
                  </text:list>
                </text:list-item>
              </text:list>
            </text:list-item>
          </text:list>
        </text:list-item>
      </text:list>
      <text:p text:style-name="P19">NEXT SLIDE</text:p>
      <text:list xml:id="list2112336888760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4">Manage Reservables</text:p>
                    </text:list-item>
                  </text:list>
                </text:list-item>
              </text:list>
            </text:list-item>
          </text:list>
        </text:list-item>
      </text:list>
      <text:p text:style-name="P19">NEXT SLIDE</text:p>
      <text:list xml:id="list2112328366826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4">Manage Reservations</text:p>
                    </text:list-item>
                  </text:list>
                </text:list-item>
              </text:list>
            </text:list-item>
          </text:list>
        </text:list-item>
      </text:list>
      <text:p text:style-name="P20">NEXT SLIDE</text:p>
      <text:list xml:id="list21122737462127" text:continue-numbering="true" text:style-name="L1">
        <text:list-item>
          <text:list>
            <text:list-item>
              <text:p text:style-name="P10">Database created upon system startup</text:p>
            </text:list-item>
            <text:list-item>
              <text:p text:style-name="P10">Old records cleaned up automatically</text:p>
            </text:list-item>
            <text:list-item>
              <text:p text:style-name="P15">Begin <text:span text:style-name="T17">walkthrough</text:span> of system</text:p>
            </text:list-item>
          </text:list>
        </text:list-item>
        <text:list-item>
          <text:p text:style-name="P22"><text:span text:style-name="T6">Guest –</text:span><text:span text:style-name="T8"> Jessica Gay</text:span></text:p>
          <text:list>
            <text:list-item>
              <text:p text:style-name="P7">Make Reservation</text:p>
              <text:list>
                <text:list-item>
                  <text:p text:style-name="P11"><text:soft-page-break/>Reservables displayed are only those that are available to be reserved</text:p>
                </text:list-item>
                <text:list-item>
                  <text:p text:style-name="P11">Reservables implicitly filtered by location</text:p>
                </text:list-item>
                <text:list-item>
                  <text:p text:style-name="P11">Details of selected reservable timeframe displayed</text:p>
                </text:list-item>
                <text:list-item>
                  <text:p text:style-name="P11">Make reservation</text:p>
                </text:list-item>
              </text:list>
            </text:list-item>
            <text:list-item>
              <text:p text:style-name="P7">Contact Administrator</text:p>
            </text:list-item>
          </text:list>
        </text:list-item>
        <text:list-item>
          <text:p text:style-name="P25"><text:span text:style-name="T10">Admin –</text:span><text:span text:style-name="T11"> Timothy Burns, Shane McCann</text:span></text:p>
          <text:list>
            <text:list-item>
              <text:p text:style-name="P8">Login –<text:span text:style-name="T13"> Timothy Burns</text:span></text:p>
              <text:list>
                <text:list-item>
                  <text:p text:style-name="P12">Default password is empty – should be changed</text:p>
                </text:list-item>
                <text:list-item>
                  <text:p text:style-name="P12">Password is salted and hashed</text:p>
                </text:list-item>
              </text:list>
            </text:list-item>
            <text:list-item>
              <text:p text:style-name="P8">Settings –<text:span text:style-name="T14"> Timothy Burns</text:span></text:p>
              <text:list>
                <text:list-item>
                  <text:p text:style-name="P12">Setup admin and guest email settings</text:p>
                </text:list-item>
                <text:list-item>
                  <text:p text:style-name="P12">Setup database settings</text:p>
                </text:list-item>
                <text:list-item>
                  <text:p text:style-name="P12">Change admin password</text:p>
                </text:list-item>
              </text:list>
            </text:list-item>
            <text:list-item>
              <text:p text:style-name="P8">Manage Reservables –<text:span text:style-name="T15"> Timothy Burns</text:span></text:p>
              <text:list>
                <text:list-item>
                  <text:p text:style-name="P12">Define reservable: Encapsulation of reservable location and timeframe with associated cost</text:p>
                </text:list-item>
                <text:list-item>
                  <text:p text:style-name="P12">Reservables implicitly filtered by location</text:p>
                </text:list-item>
                <text:list-item>
                  <text:p text:style-name="P12">Details of selected reservable timeframe displayed</text:p>
                </text:list-item>
                <text:list-item>
                  <text:p text:style-name="P12">Add reservable</text:p>
                </text:list-item>
                <text:list-item>
                  <text:p text:style-name="P12">Update reservable</text:p>
                  <text:list>
                    <text:list-item>
                      <text:p text:style-name="P12">Updating reservable location data affects all reservables at the location</text:p>
                    </text:list-item>
                  </text:list>
                </text:list-item>
                <text:list-item>
                  <text:p text:style-name="P12">Delete reservable</text:p>
                  <text:list>
                    <text:list-item>
                      <text:p text:style-name="P12">Cannot delete reserved timeframe – must cancel reservation first</text:p>
                    </text:list-item>
                  </text:list>
                </text:list-item>
              </text:list>
            </text:list-item>
            <text:list-item>
              <text:p text:style-name="P8">Manage Reservations –<text:span text:style-name="T15"> Shane McCann</text:span></text:p>
              <text:list>
                <text:list-item>
                  <text:p text:style-name="P12">Reservations implicitly filtered by location</text:p>
                </text:list-item>
                <text:list-item>
                  <text:p text:style-name="P12">Details of selected reservation displayed</text:p>
                </text:list-item>
                <text:list-item>
                  <text:p text:style-name="P12">Update reservation</text:p>
                </text:list-item>
                <text:list-item>
                  <text:p text:style-name="P12">Review reservation</text:p>
                </text:list-item>
                <text:list-item>
                  <text:p text:style-name="P12">Cancel reservation</text:p>
                </text:list-item>
                <text:list-item>
                  <text:p text:style-name="P13"><text:soft-page-break/>Contact reserver</text:p>
                </text:list-item>
              </text:list>
            </text:list-item>
            <text:list-item>
              <text:p text:style-name="P23"><text:span text:style-name="T6">Get Report</text:span><text:span text:style-name="T7">(s) –</text:span><text:span text:style-name="T9"> Shane McCann</text:span></text:p>
            </text:list-item>
          </text:list>
        </text:list-item>
      </text:list>
      <text:p text:style-name="P4"/>
      <text:p text:style-name="P2">CONCLUSION</text:p>
      <text:p text:style-name="P5">Accept ques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21:39:27.152575812</meta:creation-date>
    <dc:date>2017-05-08T02:11:21.740119502</dc:date>
    <meta:editing-duration>PT2H58M56S</meta:editing-duration>
    <meta:editing-cycles>29</meta:editing-cycles>
    <meta:generator>LibreOffice/5.3.2.2$Linux_X86_64 LibreOffice_project/30m0$Build-2</meta:generator>
    <meta:document-statistic meta:table-count="0" meta:image-count="0" meta:object-count="0" meta:page-count="3" meta:paragraph-count="56" meta:word-count="314" meta:character-count="1989" meta:non-whitespace-character-count="1765"/>
  </office:meta>
</office:document-meta>
</file>